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30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1264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1516in"/>
    </style:style>
    <style:style style:name="co11" style:family="table-column">
      <style:table-column-properties fo:break-before="auto" style:column-width="0.7146in"/>
    </style:style>
    <style:style style:name="co12" style:family="table-column">
      <style:table-column-properties fo:break-before="auto" style:column-width="0.5189in"/>
    </style:style>
    <style:style style:name="co13" style:family="table-column">
      <style:table-column-properties fo:break-before="auto" style:column-width="0.202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1291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0.320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355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ce163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5" table:number-columns-repeated="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5.7921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8]" office:value-type="float" office:value="4.08" calcext:value-type="float">
            <text:p>4.08</text:p>
          </table:table-cell>
          <table:table-cell table:style-name="ce124" table:formula="of:=[.E68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8]" office:value-type="float" office:value="4.17" calcext:value-type="float">
            <text:p>4.17</text:p>
          </table:table-cell>
          <table:table-cell table:style-name="ce124" table:formula="of:=[.E78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07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7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9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51]" office:value-type="float" office:value="10.07" calcext:value-type="float">
            <text:p>10.07</text:p>
          </table:table-cell>
          <table:table-cell table:style-name="ce124" table:formula="of:=[.E25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62]" office:value-type="float" office:value="9.34" calcext:value-type="float">
            <text:p>9.34</text:p>
          </table:table-cell>
          <table:table-cell table:style-name="ce124" table:formula="of:=[.E262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25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330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0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6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8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2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03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5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7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6" calcext:value-type="float">
            <text:p>12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zwei Tagen ist das Passah (und die Kreuzigung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3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9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1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4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5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46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59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0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5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7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8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15" calcext:value-type="float">
            <text:p>18.315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15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31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33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3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48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6" calcext:value-type="float">
            <text:p>22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7" calcext:value-type="float">
            <text:p>22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18" calcext:value-type="float">
            <text:p>22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71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2" calcext:value-type="float">
            <text:p>14.5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3" calcext:value-type="float">
            <text:p>14.5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6" calcext:value-type="float">
            <text:p>18.28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9" calcext:value-type="float">
            <text:p>15.0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21" calcext:value-type="float">
            <text:p>15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05" calcext:value-type="float">
            <text:p>20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ster Wochenta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4" calcext:value-type="float">
            <text:p>27.6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89" calcext:value-type="float">
            <text:p>15.4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5" calcext:value-type="float">
            <text:p>28.005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3" office:value-type="float" office:value="16.005" calcext:value-type="float">
            <text:p>16.005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" calcext:value-type="float">
            <text:p>24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5" calcext:value-type="float">
            <text:p>20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r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4" calcext:value-type="float">
            <text:p>20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di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6" calcext:value-type="float">
            <text:p>28.1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7" calcext:value-type="float">
            <text:p>24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" calcext:value-type="float">
            <text:p>28.0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9" calcext:value-type="float">
            <text:p>20.0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7" calcext:value-type="float">
            <text:p>28.09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6" calcext:value-type="float">
            <text:p>28.0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3" calcext:value-type="float">
            <text:p>24.0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" calcext:value-type="float">
            <text:p>20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 (verwundert sich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«Emmausjünger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131" calcext:value-type="float">
            <text:p>24.1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/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nicht geglaubt ha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3" calcext:value-type="float">
            <text:p>20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Elf gingen zum Berg i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76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97"/>
      </table:named-expressions>
      <table:database-ranges>
        <table:database-range table:name="SortierRange" table:target-range-address="Parallelstellen.C2:Parallelstellen.AM69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97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9:15:23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1-11-29T00:51:35.703000000</dc:date>
    <meta:editing-duration>P6DT3H55M43S</meta:editing-duration>
    <meta:editing-cycles>647</meta:editing-cycles>
    <meta:generator>LibreOffice/7.0.0.3$Windows_X86_64 LibreOffice_project/8061b3e9204bef6b321a21033174034a5e2ea88e</meta:generator>
    <meta:document-statistic meta:table-count="1" meta:cell-count="4378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